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Kuka (mikä) olen</text:p>
      <text:p text:style-name="Normaali"/>
      <text:p text:style-name="Normaali">23 maalis 2015</text:p>
      <text:p text:style-name="Normaali"/>
      <text:p text:style-name="Normaali">Olen pian 50-v nainen, kolmen lapsen äiti. Nuorin asuu enää kotona, heidän isästään erosin kymmenen vuotta sitten. Tapasin viisi vuotta sitten erään miehen, joka osoittautui transvestiitiksi. Ok, ehdottoman ok minulle. Mutta huomasin järkytyksekseni tykkääväni naisellisesta miehestä...lisäosineen päivineen ja varsinkin niistä. Ihminen siellä sisällä on kuitenkin sama riippumatta siitä, onko päällä pieruverkkarit vai pitsimekko!? En usko olevani lesbo, miehistäkään en välitä. Siis osaatteko sanoa kuka tai mikä olen? Löytyykö kohtalotovereita ja vertaistukea, juttuseuraa ym?</text:p>
      <text:p text:style-name="P3"/>
      <text:p text:style-name="Normaali">[Nimimerkki poistettu]</text:p>
      <text:p text:style-name="Normaali"/>
      <text:p text:style-name="P4">Vastaus</text:p>
      <text:p text:style-name="Normaali"/>
      <text:p text:style-name="Normaali">Hei!<text:s/><text:line-break/><text:line-break/>Varmasti on muitakin naisia, jotka tykästyvät naisellisiin miehiin ja transvestiittimiehiin. Vastaavasti löytyy miehiä, jotka tykästyvät miehekkäisiin naisiin (vaan ei miehiin) tai transnaisiin ja naisia jotka tykästyvät miehekkäisiin naisiin jne. Ihmisen seksuaalisuus ja sukupuoli ovat monikerroksisia kokonaisuuksia, joissa on paljon eri variaatioita. Tämän vuoksi luokittelu sen perusteella, mihin tykästymme, on aina vajavainen. Kun meidät on opetettu kaksijakoiseen ajatteluun ja asennoitumiseen, niin näistä erilaisista ihastumisista ei ole aina kovin helppo selittää itselle eikä toisille. Toki kaikki haluamme tavata ihmisiä joilla on samanlainen maku meille merkittävissä asioissa. ”Kohtalotovereita” ja vertaistukea voisit tiedustella Dreamware –yhdistyksen<text:s/>kautta. Se on transvestiittien vertaistukiyhdistys, jossa on mukana myös transvestiittien puolisoita. Sen nettiosoite on www.dreamwearclub.net/. Sillä on myös puhelinpäivystys numerossa 040-766 8657.<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22:00Z</meta:creation-date>
    <dc:date>2023-01-19T15:22:00Z</dc:date>
    <meta:template xlink:href="Normal.dotm" xlink:type="simple"/>
    <meta:editing-cycles>1</meta:editing-cycles>
    <meta:editing-duration>PT0S</meta:editing-duration>
    <meta:document-statistic meta:page-count="1" meta:paragraph-count="3" meta:word-count="217" meta:character-count="1977" meta:row-count="14" meta:non-whitespace-character-count="1763"/>
  </office:meta>
</office:document-meta>
</file>